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#f58220" fo:border="none"/>
    </style:style>
    <style:style style:name="ce9" style:family="table-cell" style:parent-style-name="Default">
      <style:table-cell-properties fo:background-color="#666666" fo:border="none"/>
    </style:style>
    <style:style style:name="ce11" style:family="table-cell" style:parent-style-name="Default">
      <style:table-cell-properties fo:background-color="#72bf44" fo:border="none"/>
    </style:style>
    <style:style style:name="ce12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6"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33"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6" table:style-name="ce10" office:value-type="float" office:value="3" calcext:value-type="float">
            <text:p>3</text:p>
          </table:table-cell>
          <table:table-cell table:number-columns-repeated="23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971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3"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13"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14"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11"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7"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10"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22:03:16.138988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12:58.149853023</meta:creation-date>
    <dc:date>2018-11-07T22:05:08.862479533</dc:date>
    <meta:editing-duration>PT4H22M26S</meta:editing-duration>
    <meta:editing-cycles>7</meta:editing-cycles>
    <meta:generator>LibreOffice/6.0.6.2$Linux_X86_64 LibreOffice_project/00m0$Build-2</meta:generator>
    <meta:document-statistic meta:table-count="1" meta:cell-count="2554" meta:object-count="0"/>
  </office:meta>
</office:document-meta>
</file>